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officeooo:rsid="000bb970"/>
    </style:style>
    <style:style style:name="P3" style:family="paragraph" style:parent-style-name="Standard">
      <style:text-properties style:font-name="Times New Roman" officeooo:rsid="000bb970" officeooo:paragraph-rsid="0025c307"/>
    </style:style>
    <style:style style:name="P4" style:family="paragraph" style:parent-style-name="Standard">
      <style:text-properties style:font-name="Times New Roman" officeooo:paragraph-rsid="0025c307"/>
    </style:style>
    <style:style style:name="T1" style:family="text">
      <style:text-properties officeooo:rsid="000bb9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ext:p>
      <text:p text:style-name="P4"><text:span text:style-name="T1">Introdución </text:span></text:p>
      <text:p text:style-name="P4"><text:span text:style-name="T1"/></text:p>
      <text:p text:style-name="P4"><text:span text:style-name="T1">Case todos os proxectos de software libre fracasan. </text:span></text:p>
      <text:p text:style-name="P4"><text:span text:style-name="T1"/></text:p>
      <text:p text:style-name="P4"><text:span text:style-name="T1">Poucas veces nos chegan noticias dos fracasos. Os únicos proxectos que chaman a atención son os ben sucedidos, e a cantidade total de proxectos é tan elevada &lt;footnote&gt;&lt;para&gt;SourceForge.net, un aloxamento web moi coñecido, tiña rexistrados 79.225 proxectos a mediados de abril de 2004. Este número é moi inferior ao total de proxectos en activo, trátase unicamente dos que escolleron Sourceforge.&lt;/footnote&gt;&lt;/para&gt; que, embora só unha pequena porcentaxe sobrevivan o fracaso, o número de éxitos é alto. E non nos chegan noticias dos fracasos porque un fracaso non é un acontecemento importante. Un proxecto non deixa de ser viable nunha altura concreta, máis ben pódese considerar que os membros vanse afastando pouco a pouco do mesmo e deixan de traballar nel. É posible que, nunha altura concreta, sexa feita unha mudanza definitiva no proxecto, mais é frecuente que os responsables non se decaten de que se trata da última modificación ata tempo despois. Nin sequera existe unha definición clara de cando remata un proxecto. Cando pasan seis meses sen que ninguén traballe nel? Cando a base de usuarios deixa de medrar, sen superar a base de desenvolvedores? Que acontece se os desenvolvedores dun proxecto o abandonan porque se decatan de que están a duplicar o traballo de outros, e que acontece se adscriben a outro proxecto, e o amplían ata incluíren nel a maior parte do seu traballo anterior? Considérase que o proxecto inicial rematou, ou que simplemente mudou de nome? </text:span></text:p>
      <text:p text:style-name="P4"><text:span text:style-name="T1"/></text:p>
      <text:p text:style-name="P4"><text:span text:style-name="T1">Estas complicacións fan que sexa difícil especificar o número de proxectos que fracasan, mais a experiencia de máis de unha década no mundo do código aberto, unha pequena procura en SourceForge.net e un toque de Google lévanos a concluír que a porcentaxe de fracasos é moi elevada, posiblemente de 90-95%. <text:s/>Esta porcentaxe aumenta se incluírmos proxectos activos mais disfuncionais (aqueles que están a producir código operativo, mais que non son atractivos, ou cuxos avances non son tan rápidos ou fiables como deberían). </text:span></text:p>
      <text:p text:style-name="P4"><text:span text:style-name="T1"/></text:p>
      <text:p text:style-name="P4"><text:span text:style-name="T1">O obxectivo desta obra é aprender como evitar o fracaso. Non se limita a examinar como facer as cousas ben, senón tamén como facelas mal, para que poidas decatarte dos problemas a tempo. Espero que este libro che forneza un repertorio de técnicas non só para evitares os atrancos máis frecuentes no desenvolvemento do código aberto, senón tamén para administrares o desenvolvemento e mantemento dun proxecto ben sucedido. O éxito non é un xogo de soma cero, e esta obra non explica como gañar ou superar a concorrencia. Unha parte importante da xestión dun proxecto de código aberto é, de feito, traballar en harmonía con outros proxectos relacionados. A longo prazo, todo proxecto ben sucedido contribúe á saúde do software libre a nivel mundial. </text:span></text:p>
      <text:p text:style-name="P4"><text:span text:style-name="T1"/></text:p>
      <text:p text:style-name="P4"><text:span text:style-name="T1">Podemos sentir a <text:s/>tentación de dicir que os <text:s/>os proxectos de software libre fracasan polos mesmos motivos que os proxectos de software propietario. Os requisitos irreais, as especificacións vagas, a xestión inadecuada de recursos, as fases de deseño insuficientes, ou calquera outro atranco non son patrimonio exclusivo do software libre, tamén son ben coñecidos por calquera que traballe na industria do software. Existen numerosas publicacións que tratan eses temas, así que non os vou comentar nesta obra; vou tentar describir os problemas específicos do software libre. Con frecuencia, o fracaso dun proxecto de software libre é debido a que os desenvolvedores (ou os administradores) non se decatan dos problemas que presenta o desenvolvemento de código aberto, embora sexan que de identificar as dificultades, máis coñecidas, que presenta o desenvolvemento de código pechado. </text:span></text:p>
      <text:p text:style-name="P4"><text:span text:style-name="T1"/></text:p>
      <text:p text:style-name="P4"><text:span text:style-name="T1">Un dos erros máis frecuentes é crearse expectativas irreais sobre as vantaxes do código aberto en si </text:span><text:soft-page-break/><text:span text:style-name="T1">mesmo. Unha licenza de código aberto non é garantía de que milleiros de desenvolvedores van participar no teu proxecto; nin liberar o código dun proxecto vai solucionar os problemas que este tiver. Antes ben, soe acontecer o contrario: liberar un proxecto pode acarretar novas dificultades, e ser máis custoso a curto prazo que se for mantido en privado. Liberar un proxecto implica ordenar o código para que persoas alleas ao mesmo o poidan comprender, crear un sito web de desenvolvemento e listas de correo, e en moitos casos redactar documentación pola primeira vez, o que supón unha carga considerable de traballo. E, por suposto, se algúns desenvolvedores si se prestan voluntarios, hai que resolver as súas dúbidas antes de comezar a ver os resultados do seu traballo. O desenvolvedor Jamie Zawinski dicía o seguinte sobre os duros comezos do proxecto Mozilla: </text:span></text:p>
      <text:p text:style-name="P4"><text:span text:style-name="T1"/></text:p>
      <text:p text:style-name="P4"><text:span text:style-name="T1">O código aberto funciona, mais non é unha panacea. Podemos tirar a seguinte conclusión: non se pode coller un proxecto moribundo, botarlle os pos máxicos do «código aberto» e esperar que todo saia ben. O software é un terreo difícil, os problemas non son sinxelos. </text:span></text:p>
      <text:p text:style-name="P4"><text:span text:style-name="T1"/></text:p>
      <text:p text:style-name="P4"><text:span text:style-name="T1">(de &lt;emphasis role="bold"&gt;&lt;ulink url="http://www.jwz.org/gruntle/nomo.html"&gt;&lt;/ulink&gt;&lt;/emphasis&gt;) </text:span></text:p>
      <text:p text:style-name="P4"><text:span text:style-name="T1"/></text:p>
      <text:p text:style-name="P4"><text:span text:style-name="T1">Un problema que ten a ver con isto é a escasa importancia que se lle dá á presentación e á configuración dos pacotes, partindo da premisa de que sempre se pode facer máis adiante. A presentación a configuración dos pacotes envolven múltiples tarefas, todas elas encamiñadas a mellorar a accesibilidade. Para tornar o proxecto atractivo para os non iniciados, é necesario redactar documentación para os usuarios e os desenvolvedores, crear un Web do proxecto con información para os que acaban de chegar, automatizar a compilación e instalación o máximo posible, etc. Infelizmente, moitos programadores contemplan estas tarefas como algo secundario en comparación co código en si mesmo. Isto é debido a dous motivos principalmente. En primeiro lugar, pode parecer traballo inútil, xa que os máis beneficiados son aqueles que menos familiarizados están co proxecto, e viceversa; despois de todo, os desenvolvedores do código non necesitan os pacotes, porque xa saben como administrar, instalar <text:s/>e utilizar o software, non hai que esquecer que o código foi escrito por eles. E en segundo lugar, as habilidades necesarias para configurar a presentación e os pacotes son frecuentemente moi distintas das habilidades necesarias para crear o código. <text:s/>Os individuos tenden a concentrarse no que destacan, mesmo se facendo outra cousa na que teñen menos destreza lle darían un maior pulo ao proxecto. O capítulo 2, Primeiros Pasos, fala de maneira detallada sobre a presentación e a configuración de pacotes, e explica por que é extremadamente importante darlles prioridade desde o inicio do proxecto. </text:span></text:p>
      <text:p text:style-name="P4"><text:span text:style-name="T1"/></text:p>
      <text:p text:style-name="P4"><text:span text:style-name="T1">Outro erro común é crer que non se necesita xerir os proxectos de código aberto, ou pola contra, crer que as estratexias de xestión empregadas nos proxectos pechados terán o mesmo éxito se foren aplicadas a proxectos de código aberto. As tarefas de xestión dun proxecto de código aberto non sempre son aparentes, mais case sempre están, dunha maneira ou de outra, detrás dos proxectos ben sucedidos, como mostra un sinxelo experimento mental. Un proxecto de código aberto consta dun conxunto variable de programadores (ben coñecidos por seren unha turma anárquica de seu) que, na maioría dos casos, non se coñecen persoalmente, e que posiblemente participarán no proxecto por motivos distintos. O experimento mental consiste en imaxinar como acabaría un grupo destas características sen administradores. Se non intervir un milagre, desaparecería ou disolveríase logo. Os proxectos non avanzan de motu propio, por máis que quixeramos que así fose. Mais as tarefas de xestión, embora activas, acostuman a ser informais, sutís e elementais. O único que mantén unido o grupo de desenvolvedores é a crenza de que xuntos poden chegar máis lonxe que por separado. A finalidade das tarefas de xestión é, principalmente, garantir que manteñan esa crenza, establecendo regras básicas de comunicación, asegurando que bos desenvolvedores non sexan marxinados debido a </text:span><text:soft-page-break/><text:span text:style-name="T1">idiosincrasias persoais e, en xeral, tornando o proxecto atractivo para os desenvolvedores. A presente obra explica con detalle as técnicas específicas para atinxir estes obxectivos. </text:span></text:p>
      <text:p text:style-name="P4"><text:span text:style-name="T1"/></text:p>
      <text:p text:style-name="P4"><text:span text:style-name="T1">En último lugar, existe unha categoría de problemas que se pode denominar «fracasos da navegación cultural». Hai dez anos, mesmo hai cinco, sería prematuro falarmos dunha cultura global do software libre, mais isto xa non é así. unha cultura identificable apareceu de vagar e, embora non sexa monolítica (é tan propensa a sufrir discordancias internas e sectarismos como calquera outra cultura asociada a un lugar xeográfico), posúe un núcleo razoablemente sólido. A maior parte dos proxectos de software libre comparten unha ou varias das características deste núcleo: recompensan certo tipo de comportamentos e condenan outros, crean unha atmosfera que invita á participación espontánea (ás veces a expensas dunha coordinación central), a súa visión do que é correcto ou incorrecto pode diferir notablemente da visión maioritaria noutros ámbitos. E, sobre todo, moitos dos colaboradores a longo prazo xa interiorizaron estas características, polo que comparten un certo consenso sobre cal debe ser a conduta a seguir. Os proxectos que fracasan soen afastarse dese núcleo, aínda que o fagan inconscientemente, e xeralmente carecen de ese consenso a respecto do comportamento que cabe esperar. Cando aparecen os problemas, a situación pode empeorar rapidamente, xa que os participantes carecen dos reflexos culturais nos que apoiarse para resolveren a súas diferenzas. </text:span></text:p>
      <text:p text:style-name="P4"><text:span text:style-name="T1"/></text:p>
      <text:p text:style-name="P4"><text:span text:style-name="T1">Este libro é unha guía práctica, non unha historia nin un estudo antropolóxico. Porén, uns certos coñecementos útiles sobre as orixes da cultura do software libre actual constitúen o alicerce fundamental de calquera consello práctico. Un <text:s/>individuo con coñecementos sobre esta cultura pode chegar lonxe no mundo do software libre; atopará multitude de peculiaridades e «dialectos», mais poderá participar cómoda e eficazmente en calquera lugar. Un individuo que non comprenda esta cultura, atopará o proceso de organización ou participación nun proxecto difícil e cheo de sorpresas. Dado que o número de desenvolvedores de software continúa a aumentar, hai moita xente nesta última categoría. É esta unha cultura de inmigrantes recentes, e continuará a selo durante un tempo. Se pensas que es un destes últimos, a seguinte sección proporcionarache conceptos básicos útiles para posteriores discusións, tanto na presente obra como en Internet. (Por outra banda, se levas tempo traballando con código aberto, é posible que saibas moito sobre a súa historia, e talvez desexes saltar a seguinte sección).</text:span></text:p>
      <text:p text:style-name="P4"><text:span text:style-name="T1"/></text:p>
      <text:p text:style-name="P4"><text:span text:style-name="T1">Historia </text:span></text:p>
      <text:p text:style-name="P4"><text:span text:style-name="T1"/></text:p>
      <text:p text:style-name="P4"><text:span text:style-name="T1">O feito de compartir software é tan vello como o propio software. Nos inicios da era dos computadores, os fabricantes crían que as vantaxes competitivas dependían das innovacións no terreo do hardware, e en consecuencia non contemplaban o software como un factor de negocio. Moitos dos compradores deses computadores eran cientistas e técnicos, capaces de modificar e ampliar o software que acompañaba as máquinas. Con frecuencia, os clientes enviaban as súas versións non só aos fabricantes, senón tamén a outros propietarios de computadores semellantes. Os fabricantes con frecuencia toleraban e mesmo alentaban este comportamento: para eles, as melloras feitas no software, sen importar por quen, tornaban o computador máis atractivo para outros clientes potenciais. </text:span></text:p>
      <text:p text:style-name="P4"><text:span text:style-name="T1"/></text:p>
      <text:p text:style-name="P4"><text:span text:style-name="T1">Embora este período inicial se asemelle á cultura do software libre actual en moitos aspectos, diferénciase desta en dous puntos fundamentais. En primeiro lugar, a compatibilidade entre equipos era mínima (esta etapa caracterizouse por unha innovación constante no deseño dos computadores, mais debido á diversidade de arquitecturas case ningún equipo era compatible co resto), polo que o software escrito para un equipo poucas veces servía para outros. Os programadores habitualmente adquirían experiencia nunha arquitectura ou familia de arquitecturas determinada (na actualidade é frecuente que se especialicen nunha linguaxe ou nunha familia de linguaxes de programación en particular, coa </text:span><text:soft-page-break/><text:span text:style-name="T1">convicción de que as destrezas adquiridas poderán ser transferidas a calquera tipo de hardware co que tiveren que traballar). Dado que as destrezas dun individuo estaban frecuentemente confinadas a un tipo concreto de computador, a acumulación de destrezas tornaba ese equipo máis atractivo para o resto dos seus colegas. A expansión deses coñecementos e dos códigos específicos para cada equipo beneficiaban por tanto os intereses dos fabricantes. </text:span></text:p>
      <text:p text:style-name="P4"><text:span text:style-name="T1"/></text:p>
      <text:p text:style-name="P4"><text:span text:style-name="T1">En segundo lugar, non había Internet. Embora as restricións legais sobre o acto de compartir fosen menores que hoxe, as restricións de carácter técnico eran maiores: trasladar datos de un sitio a outro era, en termos relativos, incómodo e custoso. Existían pequenas redes locais, idóneas para compartir información entre os empregados dunha mesma empresa ou laboratorio de investigación, mais era necesario superar barreiras para compartir material co resto da xente, sen importar onde vivisen. Estas barreiras eran superadas en moitos casos: ás veces algúns grupos contactaban con outros de maneira independente, e trocaban discos ou fitas por correo, <text:s/>ás veces os propios fabricantes obraban como intermediarios na elaboración de remendos (patches). Tamén axudou o feito de que moitos dos primeiros desenvolvedores informáticos pertencesen ao ámbito universitario, onde é frecuente publicar os novos avances. Mais a realidade física da transmisión de datos dificultaba o acto de compartir, tanto máis canto maior fose a distancia (real ou en termos organizativos) que tivese que cruzar o software. O acto de compartir a gran escala e con facilidade, como o coñecemos hoxe, era imposible. </text:span></text:p>
      <text:p text:style-name="P4"><text:span text:style-name="T1"/></text:p>
      <text:p text:style-name="P4"><text:span text:style-name="T1">A aparición do software <text:s/>privativo e do software libre </text:span></text:p>
      <text:p text:style-name="P4"><text:span text:style-name="T1"/></text:p>
      <text:p text:style-name="P4"><text:span text:style-name="T1">Ao ir madurando a industria, tiveron lugar de maneira simultánea mudanzas que estaban interrelacionadas. A enorme diversidade de deseños de hardware foi desaparecendo en favor duns poucos vencedores, que se impuxeron mercé de unha tecnoloxía superior, mellor publicidade ou unha combinación de ambos. Nesa altura, e non de maneira casual, o desenvolvemento das chamadas linguaxes de programación de «alto nivel» permitiron que programas escritos nunha linguaxe puidesen ser traducidos automaticamente («compilados») e utilizados en distintos computadores. Os fabricantes decatáronse logo das posibilidades deste método: un cliente podía levar a cabo un gran esforzo de creación de software sen restrinxirse a unha arquitectura determinada. Se combinarmos o anterior coa cada vez menor diferenza de rendemento entre os distintos computadores, consecuencia da desaparición dos deseños menos eficientes, os fabricantes que contemplaban o seu hardware como o seu único activo enfrontábanse a unha futura redución da súa marxe de beneficios. O rendemento bruto das máquinas estaba a se tornar nun ben funxible, en canto o software estaba a se tornar no elemento diferenciador. A venda de software, ou polo menos a súa integración na venda de hardware, tornouse nunha boa estratexia. </text:span></text:p>
      <text:p text:style-name="P4"><text:span text:style-name="T1"/></text:p>
      <text:p text:style-name="P4"><text:span text:style-name="T1">Como consecuencia do anterior, os fabricantes comezaron a impoñer dereitos de autor cada vez máis estritos sobre o seu código, dado que os usuarios, se continuaren a compartir e modificar o código entre eles, poderían chegar a reimplementar algúns dos avances comercializados como «valor engadido» polo distribuidor. Ironicamente, todo isto aconteceu na altura en que Internet comezaba a coller folgos. Apenas o acto de compartir software comezaba a ser posible desde o punto de vista técnico, cando o as mudanzas no negocio dos computadores o tornaron en algo pouco desexable desde o punto de vista económico, polo menos desde o punto de vista de calquera empresa a nivel individual. Os fornecedores impediron o acceso, ben negándolle o acceso ao código aos usuarios dos seus equipos, ben impoñendo acordos de non divulgación que imposibilitaban o acto de compartir. </text:span></text:p>
      <text:p text:style-name="P4"><text:span text:style-name="T1"/></text:p>
      <text:p text:style-name="P4"><text:span text:style-name="T1">A resistencia consciente </text:span></text:p>
      <text:p text:style-name="P4"><text:span text:style-name="T1"/></text:p>
      <text:p text:style-name="P4"><text:span text:style-name="T1">En canto desaparecía o universo do código sen restricións, un programador reaccionou ante este feito. </text:span><text:soft-page-break/><text:span text:style-name="T1">Richard Stallman traballaba no Laboratorio de Intelixencia Artificial do Instituto Tecnolóxico de Massachussets (MIT) na década dos 70 e inicios dos 80, durante o que <text:s/>viu a verificarse a mellor época e o mellor lugar para quen quixese compartir código. <text:s/>No laboratorio de IA reinaba unha forte «ética hacker1», e animábase os traballadores a compartiren calquera mellora que fixesen no sistema. Tempo despois, o propio Stallman escribiu: </text:span></text:p>
      <text:p text:style-name="P4"><text:span text:style-name="T1"/></text:p>
      <text:p text:style-name="P4"><text:span text:style-name="T1">&lt;blockquote&gt; &lt;para&gt;&lt;emphasis&gt;Non chamabamos o noso software «software libre» porque o termo aínda non existía, mais era xustamente software libre. Cando calquera persoa de outra universidade ou empresa quería levar e utilizar un programa, dabámoslle permiso encantados. Se vías alguén traballar cun programa novidoso e interesante, podías pedirlle que che deixase ver o código fonte, para poder mudalo ou copiar partes e facer un programa novo.&lt;/emphasis&gt;&lt;/para&gt; &lt;para&gt;(de &lt;emphasis role="bold"&gt;&lt;ulink url="http://www.gnu.org/gnu/thegnuproject.html"&gt;&lt;/ulink&gt;&lt;/emphasis&gt;)&lt;/para&gt; &lt;/blockquote&gt; &lt;para&gt;Esta comunidade idílica desapareceu pouco despois de 1980, cando as mudanzas que tiveran lugar no resto do mundo chegaron ao Laboratorio de IA. Unha empresa de recente creación contratou a maior parte dos programadores do Laboratorio para traballaren nun sistema operativo moi semellante a aquel co que traballaran na etapa anterior, mais esta vez baixo licenza exclusiva. Na mesma altura, <text:s/>o laboratorio de IA adquiriu unha serie de equipos que xa traían un sistema operativo propietario. &lt;/para&gt; &lt;para&gt;Stallman recoñeceu un padrón na cadea de acontecementos:&lt;/para&gt; &lt;blockquote&gt; &lt;para&gt;&lt;emphasis&gt;Os computadores modernos naquela altura, como o VAX ou o 68020, posuían os seus propios sistemas operativos, mais non se trataba en ningún caso de software libre, xa que estabas obrigado a asinar un acordo de non divulgación mesmo para obter unha copia executable. &lt;/emphasis&gt; &lt;/para&gt; &lt;para&gt;&lt;emphasis&gt;Así, o primeiro paso para utilizar un computador pasaba por negarlle axuda ao veciño, a existencia dunha comunidade de cooperación era prohibida . <text:s/>A norma imposta polos donos do software propietario era: «se queres compartir co teu veciño, es un pirata; se quixeres modificar algo, préganos que o fagamos nós».&lt;/emphasis&gt; &lt;/para&gt; &lt;/blockquote&gt; </text:span></text:p>
      <text:p text:style-name="P4"><text:span text:style-name="T1"/></text:p>
      <text:p text:style-name="P4"><text:span text:style-name="T1">Algo dentro del opúxose a esta tendencia. En lugar de continuar co seu traballo no (agora moi debilitado) Laboratorio de IA, ou de dixitar código nunha das novas compañías, onde o produto do seu traballo ficaría fechado nunha caixa, deixou o Laboratorio e iniciou o Proxecto GNU e a Fundación polo Software Libre (FSF). GNU1 procuraba desenvolver un sistema operativo <text:s/>e un conxunto de aplicacións <text:s/>completamente libres e gratuítas, que os usuarios puidesen hackear e compartir as modificacións que fixesen. <text:s/>Estaba a recrear, en esencia, o que se perdera no Laboratorio de IA, mais a escala mundial e sen as vulnerabilidades que tornaran a cultura do Laboratorio de IA en algo susceptible de desaparecer. </text:span></text:p>
      <text:p text:style-name="P4"><text:span text:style-name="T1"/></text:p>
      <text:p text:style-name="P4"><text:span text:style-name="T1">Para alén de traballar no novo sistema operativo, Stallman creou unha licenza de dereitos de autor cuxos termos garantían que o seu código ficaría libre para sempre. A Licenza Pública Xeral da GNU (GPL) constitúe unha obra maxistral de enxeñaría legal: establece que o código pode ser copiado e modificado sen restricións de ningún tipo, e que tanto as copias como os produtos derivados (por exemplo, as versións modificadas) deben ser distribuídas baixo a mesma licenza que o orixinal, sen ningunha clase de restricións adicionais. O que fai é aproveitarse das leis de dereitos de autor para atinxir o efecto contrario ao que perseguen as leis de dereitos de autor tradicionais: en lugar de limitar a distribución do software, evita que calquera, mesmo o autor, a limite. Stallman considerou que este sistema era mellor que limitarse a entregar o seu código ao dominio público. Se for de dominio público, calquera copia particular do mesmo podería ser incorporada a un programa propietario (como xa aconteceu con código protexido por licenzas de dereitos de autor permisivas). Embora tal incorporación non afectaría en absoluto á dispoñibilidade do código, si implicaría que os esforzos de Stallman poderían beneficiar o inimigo, o software propietario. A GPL pode ser contemplada como unha medida protectora do software libre, en canto evita que o software non libre tire vantaxes do código protexido </text:span><text:soft-page-break/><text:span text:style-name="T1">pola GPL. O capítulo 9, Licenzas, dereitos de autor (copyright) e patentes, analiza a GPL e a súa relación con outras licenzas de software libre. </text:span></text:p>
      <text:p text:style-name="P4"><text:span text:style-name="T1"/></text:p>
      <text:p text:style-name="P4"><text:span text:style-name="T1">Coa axuda de numerosos programadores, algúns dos que compartían a ideoloxía de Stallman e outros que simplemente querían que houbese unha gran cantidade de código libre en circulación, o proxecto GNU comezou a publicar substitutos libres da maior parte dos compoñentes fundamentais dun sistema operativo. A estandarización actual de hardware e software, amplamente estendida, posibilitou a utilización de substitutos GNU en sistemas non libres, algo do que se beneficiou moita xente. <text:s/>O editor de texto da GNU (Emacs) e o compilador C (GCC) tiveron un éxito especial, e gozaron de unha gran aceptación non por motivos ideolóxicos, senón pola súa perfección técnica. Por volta de 1990, a GNU producira a maior parte dun sistema operativo, excepto o núcleo (kernel), a parte da máquina responsable do arranque, de administrar a memoria, o disco e outros recursos do sistema. <text:s/></text:span></text:p>
      <text:p text:style-name="P4"><text:span text:style-name="T1"/></text:p>
      <text:p text:style-name="P4"><text:span text:style-name="T1">Infelizmente, o proxecto GNU seleccionara un núcleo (kernel) cuxa implementación deu en ser máis complexa do que se esperara. A demora impediu que a Fundación polo Software Libre lanzase a primeira versión dun sistema operativo completamente libre. A peza final foi colocada por Linus Torvalds, estudante finés de ciencias da computación quen, axudado por voluntarios de todo o mundo, completara un núcleo libre de deseño máis tradicional. Púxolle o nome de Linux, e cando foi combinado cos programas GNU existentes, deu orixe a un sistema operativo totalmente libre. Pola primeira vez era posible ligar o computador e traballar sen utilizar software propietario. </text:span></text:p>
      <text:p text:style-name="P4"><text:span text:style-name="T1"/></text:p>
      <text:p text:style-name="P4"><text:span text:style-name="T1">Tecnicamente, Linux non foi o primeiro. Un sistema operativo libre para computadoras IBM-compatibles chamado 386BSD, tiña sido publicado antes que Linux. Porén, era máis complexo de configurar e executar o 386BSD. Linux tivo tanto éxito non so por ser libre, senón tamén porque as posibilidades de que o teu computador funcionase cando o instalabas eran moi elevadas. </text:span></text:p>
      <text:p text:style-name="P4"><text:span text:style-name="T1"/></text:p>
      <text:p text:style-name="P4"><text:span text:style-name="T1">Unha grande parte do software deste sistema operativo non foi producido polo proxecto GNU. De feito, a GNU non era o único grupo que estaba a traballar na produción dun sistema operativo libre (por exemplo, o código que co tempo desembocou en NetBSD e FreeBSD xa estaba en proceso de desenvolvemento nesta altura). A relevancia da Fundación polo Software Libre non se limita ao código que creou, senón que se estende tamén á súa retórica política. O feito de que contemplasen o software libre como unha causa e non como un produto despertaba unha certa conciencia política nos programadores. Mesmo aqueles que non concordaban cos postulados da FSL víanse na obriga de participaren no debate, aínda que só fose para manifestaren unha opinión diverxente. A efectividade da FSF como órgano propagandístico radicaba no feito de vincularen o código a unha mensaxe, coa axuda da GPL entre outros. Ao estenderse o código, estendeuse tamén a mensaxe. </text:span></text:p>
      <text:p text:style-name="P4"><text:span text:style-name="T1"/></text:p>
      <text:p text:style-name="P4"><text:span text:style-name="T1">Resistencia accidental </text:span></text:p>
      <text:p text:style-name="P4"><text:span text:style-name="T1"/></text:p>
      <text:p text:style-name="P4"><text:span text:style-name="T1">Porén, os inicios do software libre foron unha época de gran actividade, e poucas accións tiñan un compoñente ideolóxico tan explícito como o Proxecto GNU de Stallman. Un dos movementos máis destacados foi a Berkeley Software Distribution (BSD), unha reimplementación gradual do sistema operativo UNIX (que ata finais dos 70 foi un proxecto de investigación <text:s/>da AT&amp;T de carácter lixeiramente propietario) xerido por programadores da Universidade de California en Berkeley. A turma da BSD non fixo declaracións de carácter político sobre a necesidade de os programadores se uniren e compartiren entre eles, mais puxeron a idea en práctica con talento e entusiasmo, coordinando un esforzo desenvolvedor distribuído no que os intérpretes de comandos e as librerías de códigos, e despois o propio núcleo do sistema operativo, foron reescritos desde cero, principalmente por voluntarios. O proxecto BSD tornouse no exemplo perfecto de desenvolvemento de software libre sen </text:span><text:soft-page-break/><text:span text:style-name="T1">vinculacións ideolóxicas, e tamén lle serviu de adestramento a moitos desenvolvedores que pasaron a traballar no mundo do código aberto. </text:span></text:p>
      <text:p text:style-name="P4"><text:span text:style-name="T1"/></text:p>
      <text:p text:style-name="P4"><text:span text:style-name="T1">Outro crisol de desenvolvemento cooperativo foi o X Window System, un entorno gráfico de computación libre e transparente, desenvolvido polo MIT a mediados dos 80 en colaboración con distribuidores de hardware interesados en ofrecer un sistema de xanelas aos seus clientes. Lonxe de opoñerse ao sistema propietario, a licenza X permitía engadir extensións propietarias ao núcleo libre de maneira deliberada (cada un dos membros do consorcio quería ter a oportunidade de perfeccionar a distribución X, obtendo así unha vantaxe competitiva sobre o resto dos membros). X Windows &lt;footnote&gt;&lt;para&gt;Prefiren chamalo “X Window System”, mais na práctica emprégase o nome “X Windows” por simple comodidade. &lt;/para&gt;&lt;/footnote&gt; era software libre en si mesmo, mais o seu obxectivo era igualar as condicións de xogo entre intereses empresariais, non poñer fin ao dominio do software propietario. Outro exemplo que se anticipou ao proxecto GNU nuns poucos anos foi TeX, un sistema de tipografía de calidade profesional creado por Donald Knuth e publicado baixo unha licenza que permite modificar e distribuír o código, mais prohibe referirse a esas novas versións como TeX a menos que superen unha serie de probas de compatibilidade moi estritas (trátase dun exemplo de licenza libre con «protección da marca comercial», das que falarei en maior profundidade no capítulo 9, Licenzas, dereitos de autor (copyright) e patentes). Knuth non se posicionou no debate software libre fronte a software propietario, simplemente necesitaba un sistema tipográfico mellor para atinxir o seu auténtico obxectivo (un libro sobre programación de computadores) e non viu motivo ningún para non poñer o seus sistema ao alcance do resto do mundo unha vez rematase. </text:span></text:p>
      <text:p text:style-name="P4"><text:span text:style-name="T1"/></text:p>
      <text:p text:style-name="P4"><text:span text:style-name="T1">Sen enumerar todos os proxectos e licenzas, pódese dicir que, a finais dos 80, existía unha gran cantidade de software libre baixo unha ampla variedade de licenzas. Esta diversidade de licenzas correspondíase cunha gran diversidade de motivacións. Mesmo algúns dos programadores que escolleran a GNU GPL tiñan menos motivacións ideolóxicas ca o propio proxecto GNU. Embora traballasen a gusto con software libre, moitos desenvolvedores non percibían o software propietario como un mal social. Había quen sentía o compromiso moral de librar o mundo do “software acaparador” (termo coinado por Stallman para referirse ao software non libre), mais a outros animábaos o carácter técnico dos proxectos, ou traballar con colegas con esquemas mentais semellantes, outros simplemente ambicionaban a gloria. Con todo, esta gran variedade de motivacións non entraban en conflito entre elas. A causa radica en que o software, a diferenza de outras modalidades creativas como a prosa ou as belas artes, debe superar probas moderadamente obxectivas para ser considerado ben sucedido: debe funcionar, e non pode presentar demasiados erros (bugs). Isto proporciónalles aos participantes nun proxecto unha especie de base común, un motivo e un marco para cooperaren sen se preocuparen de demasiados detalles de outro carácter que non sexa o técnico. </text:span></text:p>
      <text:p text:style-name="P4"><text:span text:style-name="T1"/></text:p>
      <text:p text:style-name="P4"><text:span text:style-name="T1">Os desenvolvedores tiñan aínda outro motivo para traballaren xuntos: demostrouse que o universo do software libre estaba a crear código de moi boa calidade, que nalgúns casos mesmo chegaba a superar a outras alternativas non libres desde o punto de vista técnico; noutros casos era polo menos igual de bo, e por suposto sempre máis barato. Mentres que só unhas poucas persoas se sentían motivadas a empregar software libre por motivos puramente filosóficos, un gran número de individuos o empregaban porque funcionaba mellor, e unha porcentaxe dos que o utilizaban estaban dispostos a doar o seu tempo e habilidades para axudar a manter e a mellorar o software. </text:span></text:p>
      <text:p text:style-name="P4"><text:span text:style-name="T1"/></text:p>
      <text:p text:style-name="P4"><text:span text:style-name="T1">Esta tendencia cara a produción de código de calidade non era universal, mais estaba a gañar cada vez maior presenza nos proxectos de software libre a nivel mundial. Os negocios que dependían moito do software comezaron a decatarse diso, e moitos deles descubriron que xa estaban a utilizar software libre en tarefas do día a día, sen sabelo (os xestores de alto nivel moitas veces non saben o que fai o </text:span><text:soft-page-break/><text:span text:style-name="T1">departamento de TIC). As corporacións comezaron a tomar parte de maneira máis activa e aberta en proxectos de software libre. Os beneficios derivados podían, nalgúns casos, multiplicar varias veces o investimento inicial. A empresa contrata unicamente un pequeno grupo de programadores expertos para traballaren a tempo enteiro no proxecto, mais benefíciase das contribucións de todo o mundo, voluntarios e programadores contratados por outras compañías incluídas. </text:span></text:p>
      <text:p text:style-name="P4"><text:span text:style-name="T1"/></text:p>
      <text:p text:style-name="P4"><text:span text:style-name="T1">“Libre” fronte a “código aberto (open source)»”</text:span></text:p>
      <text:p text:style-name="P4"><text:span text:style-name="T1"/></text:p>
      <text:p text:style-name="P4"><text:span text:style-name="T1">Á medida que aumentou o interese das corporacións polo software libre, os programadores enfrontáronse a novos retos de presentación, un dos cales era a propia palabra “libre”. Ao escoitar o termo “libre” pola primeira vez, moita xente cre que se trata simplemente de “software gratuíto”. É certo que todo o software libre é gratuíto, mais non todo o software gratuíto é libre. <text:s/>Por exemplo, na altura da guerra dos navegadores, nos anos 90, tanto Netscape como Microsoft regalaban copias dos seus respectivos navegadores co ánimo de ampliar a súa cota de mercado, mais en ningún caso se trataba de “software libre”. Non se podía acceder ao código fonte, e se alguén o conseguía, non tiña dereito a modificalo nin a redistribuílo. O único que podía facer era descargalo como ficheiro executable e abrilo. Estes navegadores eran tan libres como calquera programa comprado na tenda, a única diferenza era o prezo. </text:span></text:p>
      <text:p text:style-name="P4"><text:span text:style-name="T1"/></text:p>
      <text:p text:style-name="P4"><text:span text:style-name="T1">A confusión causada pola palabra “free” é debida a unha ambigüidade do adxectivo en inglés. A maior parte das demais linguas diferencian entre a liberdade e o barato (a distinción entre gratis e libre é obvia para calquera falante dunha lingua romance, por exemplo). Mais o status que o inglés ten como lingua franca da Internet implica que un problema co inglés é, ata certo punto, un problema para todo o mundo. A confusión creada pola palabra “free” estaba tan estendida que o programadores crearon unha fórmula explicativa: “It's free as in freedom- think free speech, not free beer” (libre de liberdade, pensa en “discurso libre”, non en “cervexa gratis”). Porén, ter que explicalo constantemente cansa, e moitos programadores opinaban, con razón, que a palabra “free” impedía que a xente comprendese as características dese software. </text:span></text:p>
      <text:p text:style-name="P4"><text:span text:style-name="T1"/></text:p>
      <text:p text:style-name="P4"><text:span text:style-name="T1">Mais as raíces do problema eran máis profundas, xa que a palabra “libre” <text:s/>posuía connotacións morais evidentes: se a liberdade constituía un fin en si mesma, era indiferente que o software libre fose superior, ou máis beneficioso para determinados negocios en determinadas circunstancias. Estes eran simplemente efectos colaterais positivos dunha empresa que non era, en esencia, nin técnica nin mercantil, senón simplemente moral. Aínda máis, a filosofía “ree as in freedom” (libre de liberdade) presentaba un problema de conciencia para as empresas que desexaban apoiar programas específicos de software libre, mais que ao mesmo tempo querían continuar a vender software propietario. </text:span></text:p>
      <text:p text:style-name="P4"><text:span text:style-name="T1"/></text:p>
      <text:p text:style-name="P4"><text:span text:style-name="T1">Estes dilemas aterraron nunha comunidade que xa era propensa de seu ás crises de identidade. Os programadores que producen software libre nunca foron unánimes a respecto de cal debería ser o obxectivo común do movemento polo software libre, se houber algún. Mesmo dicir que as opinións van de un estremo ao outro crearía confusión, xa que daría a entender a existencia de unha gradación linear en lugar da distribución multidimensional que existe na realidade. Porén, pódense distinguir dúas grandes categorías ideolóxicas, se ignorarmos as sutilezas polo momento. Uns comparten o punto de vista de Stallman de que que a liberdade de compartir e facer modificacións é o máis importante, e se perdérmonos de vista a liberdade, non atenderiamos ao elemento principal. Outros cren que o software en si mesmo constitúe a baza principal, e séntense incómodos ao identificaren o software propietario como algo malo de seu. Algúns programadores, mais non todos, cren que o autor (ou o contratista, se o traballo for remunerado), debería ter control sobre a distribución, e que a escolla dos termos non debería ficar supeditada a xuízos morais de ningún tipo. </text:span></text:p>
      <text:p text:style-name="P4"><text:soft-page-break/><text:span text:style-name="T1"/></text:p>
      <text:p text:style-name="P4"><text:span text:style-name="T1">Estas diferenzas non requiriron unha análise detallada nin unha articulación profunda durante moito tempo, mais o auxe do software libre no mundo dos negocios mudou esta situación. O termo código aberto (open source) foi creado en 1998 como alternativa ao termo “libre” (free) por un grupo de programadores que daría orixe á Iniciativa do Código Aberto (OSI1 polas siglas en inglés). <text:s/>Para a OSI, non só o termo “sofware libre” (free software) era potencialmente confuso, senón que a propia palabra “libre” (free) era un sintoma dun problema máis amplo, concretamente, de que o movemento necesitaba unha campaña de marketing para tornalo atractivo ante os ollos do mundo empresarial, e que falar de aspectos morais e dos beneficios sociais de compartir non espertarían interese nas reunións de executivos. Nas súas propias palabras: </text:span></text:p>
      <text:p text:style-name="P4"><text:span text:style-name="T1"/></text:p>
      <text:p text:style-name="P4"><text:span text:style-name="T1">A Iniciativa do Código Aberto é unha campaña de marketing de software libre. Dálle un pulo ao “software libre” desde unha visión pragmática, sen recorrer a discursos ideolóxicos inflamados. A esencia segue a ser a mesma, mais a actitude derrotista e o simbolismo mudaron. […] </text:span></text:p>
      <text:p text:style-name="P4"><text:span text:style-name="T1"/></text:p>
      <text:p text:style-name="P4"><text:span text:style-name="T1">O que hai que lograr que comprendan a maior parte dos especialistas non é o concepto de código aberto, senón o nome. Por que non chamalo, como fixemos sempre, software libre? </text:span></text:p>
      <text:p text:style-name="P4"><text:span text:style-name="T1"/></text:p>
      <text:p text:style-name="P4"><text:span text:style-name="T1">Un dos motivos principais é que o termo “software libre” (free software) crea tal confusión que pode propiciar conflitos... </text:span></text:p>
      <text:p text:style-name="P4"><text:span text:style-name="T1"/></text:p>
      <text:p text:style-name="P4"><text:span text:style-name="T1">Mais a mudanza de nome é de carácter puramente mercantil, xa que queremos trasladar as nosas ideas ao mundo empresarial. Dispoñemos dun produto excelente, mais a nos posición no pasado era desastrosa. Os executivos non comprenden o significado real do termo “software libre”, identifican o desexo de compartir con estratexias anticomerciais, ou aínda peor, con roubar. </text:span></text:p>
      <text:p text:style-name="P4"><text:span text:style-name="T1"/></text:p>
      <text:p text:style-name="P4"><text:span text:style-name="T1">A maior parte dos grandes executivos nunca van comprar “software libre”. Mais se collermos a mesma tendencia, a mesma xente e as mesmas licenzas, e mudarmos o nome para “código aberto”, si van comprar. </text:span></text:p>
      <text:p text:style-name="P4"><text:span text:style-name="T1"/></text:p>
      <text:p text:style-name="P4"><text:span text:style-name="T1">Para algúns hackers é difícil de crer, porque son especialistas que pensan en termos concretos e substanciais e que non comprenden a importancia da imaxe cando se quere vender algo. </text:span></text:p>
      <text:p text:style-name="P4"><text:span text:style-name="T1"/></text:p>
      <text:p text:style-name="P4"><text:span text:style-name="T1">No marketing, as aparencias son a realidade. Aparentar que temos vontade de saír das barricadas e de cooperar co mundo empresarial é tan importante como os nosos principios, as nosas conviccións e o noso software. </text:span></text:p>
      <text:p text:style-name="P4"><text:span text:style-name="T1"/></text:p>
      <text:p text:style-name="P4"><text:span text:style-name="T1">(de &lt;ulink url="http://www.opensource.org/"&gt;&lt;/ulink&gt;. Parece que a OSI ten eliminado as páxinas desde entón, aínda que poden ser lidas en &lt;ulink url="http://web.archive.org/web/20021204155057/http://www.opensource.org/advocacy/faq.php"&gt;&lt;/ulink&gt; e &lt;ulink url="http://web.archive.org/web/20021204155022/http://www.opensource.org/advocacy/case_for_hackers.php#marketing"&gt;&lt;/ulink&gt;.) </text:span></text:p>
      <text:p text:style-name="P4"><text:span text:style-name="T1"/></text:p>
      <text:p text:style-name="P4"><text:span text:style-name="T1">No texto pódense enxergar vestixios de controversia. Fai referencia a “as nosas conviccións”, mais evita con habilidade concretar en que consisten esas conviccións. Algúns pensarán que as conviccións teñen a ver con que o código desenvolvido nun proceso aberto vai ser mellor; outros, que defenden que toda a información debe ser compartida. Fálase de “roubar” para referirse (presuntamente) ás copias ilegais, un concepto co que moita xente discrepa, xa que o elemento copiado segue en posesión do </text:span><text:soft-page-break/><text:span text:style-name="T1">propietario orixinal despois de feita a copia. O texto deixa entrever que o movemento polo software libre pode ser acusado erroneamente de anticomercialismo, mais deixa no aire a cuestión de se tales acusacións son lexítimas. </text:span></text:p>
      <text:p text:style-name="P4"><text:span text:style-name="T1"/></text:p>
      <text:p text:style-name="P4"><text:span text:style-name="T1">Con isto non quero dicir que o web da OSI sexa incoherente ou conduza a equivocacións, non é así. Máis ben, trátase dun exemplo perfecto das carencias que ten o movemento polo software libre, e que a OSI leva tempo denunciando; en concreto, unha boa estratexia de marketing, onde por «boa» se entende “viable no mundo empresarial”. A Iniciativa polo Código Aberto forneceulle a moita xente o que estaban a procurar, un vocabulario que permite falar sobre o software libre como unha metodoloxía de desenvolvemento e unha estratexia empresarial, en lugar de <text:s/>unha cruzada moral. </text:span></text:p>
      <text:p text:style-name="P4"><text:span text:style-name="T1"/></text:p>
      <text:p text:style-name="P4"><text:span text:style-name="T1">A creación da Iniciativa polo Código Aberto mudou a paisaxe do software libre. Formalizou unha dicotomía que ficara anónima durante moito tempo, o que forzou o movemento a recoñecer que posuía unha política tanto interna como externa. Como resultado, hoxe en día, ambas partes teñen que atopar un elemento común, xa que programadores de ambas faccións colaboran en moitos proxectos, e hai participantes que non poden ser adscritos a ningunha das dúas categorías. Isto non quere dicir que non se fale de motivacións de carácter moral (ás veces advírtese de problemas coa “ética hacker” tradicional, mais é infrecuente que un desenvolvedor de software libre/código aberto cuestione abertamente as motivacións do resto de persoas que participan no proxecto). A contribución é o que prevalece, se alguén escribe bo código non lle preguntas se o fai por conviccións morais, porque cobra por iso, porque quere ter un bo currículo, etc. A contribución é avaliada en termos técnicos, e respóndese en termos técnicos. Mesmo organizacións cunha política explícita como o proxecto Debian, cuxo obxectivo é ofrecer un entorno de computación 100% libre, non poñen impedimentos á hora de traballar con código non libre e de cooperar con programadores que non comparten os seus obxectivos. </text:span></text:p>
      <text:p text:style-name="P4"><text:span text:style-name="T1"/></text:p>
      <text:p text:style-name="P4"><text:span text:style-name="T1">A situación actual </text:span></text:p>
      <text:p text:style-name="P4"><text:span text:style-name="T1"/></text:p>
      <text:p text:style-name="P4"><text:span text:style-name="T1">Ao xestionares un proxecto de software libre non terás que tratar temas filosóficos tan profundos con frecuencia. Os programadores non van esixir que todos os participantes do proxecto compartan as súas ideas en todos os ámbitos (os que si o fan decátanse logo de que non poden colaborar en ningún proxecto). Mais tes que ser consciente da existencia das diferencias entre “software libre” e “código aberto”, en parte para evitares ferir a sensibilidade de algúns dos colaboradores, e en parte tamén porque comprender as motivacións dos desenvolvedores é o mellor xeito (e ata certo punto o único) de xerir un proxecto. </text:span></text:p>
      <text:p text:style-name="P4"><text:span text:style-name="T1"/></text:p>
      <text:p text:style-name="P4"><text:span text:style-name="T1">O software libre é unha cultura de libre elección, e para desenvolvéreste nela con suceso tes que comprender os motivos que levan a determinadas persoas a desexaren ser parte da mesma. A coerción non funciona; se os colaboradores dun proxecto non estiveren contentos co mesmo migrarán a outro. Un dos aspectos máis salientables do software libre, mesmo entre comunidades de voluntarios, é a pouca dedicación que esixe. A maioría dos colaboradores dun proxecto non se coñecen persoalmente, e limítanse a doar parte do seu tempo cando lles apetecer. Os condutos habituais de interacción entre os seres humanos vense reducidos a un único elemento: a palabra escrita, propagada a través de circuítos electrónicos. A consecuencia disto pode pasar moito tempo ata que se forma un grupo comprometido e, de igual maneira, é fácil perder voluntarios potenciais nos cinco primeiros minutos de “conversa”. Se un proxecto non causar unha boa primeira impresión, os que acaban de chegar rara vez lle dan unha segunda oportunidade. </text:span></text:p>
      <text:p text:style-name="P4"><text:span text:style-name="T1"/></text:p>
      <text:p text:style-name="P4"><text:span text:style-name="T1">A volatilidade (ou mellor dito a volatilidade potencial) das relacións é quizais o maior desafío ao que se enfrontan os proxectos nas súas fases iniciais. Que vai manter a toda esa xente unida o bastante como </text:span><text:soft-page-break/><text:span text:style-name="T1">para produciren algo de utilidade?. A resposta a esta pregunta é o bastante complexa como para ocupar o resto desta obra, mais se tivermos que resumila nunha oración, diría así: </text:span></text:p>
      <text:p text:style-name="P4"><text:span text:style-name="T1"/></text:p>
      <text:p text:style-name="P4"><text:span text:style-name="T1">Os colaboradores deberían percibir que a súa implicación nun proxecto e a súa influencia sobre o mesmo son directamente proporcionais ás súas colaboracións. </text:span></text:p>
      <text:p text:style-name="P4"><text:span text:style-name="T1"/></text:p>
      <text:p text:style-name="P4"><text:span text:style-name="T1">Ningún grupo de desenvolvedores, ou de desenvolvedores en potencia, debería sentirse discriminado por razóns de carácter non técnico. É obvio que os proxectos que contaren con patrocinio empresarial e/ou desenvolvedores asalariados deben prestar especial coidado neste sentido, como se explica no capítulo 5, Diñeiro. Isto non quere dicir que se non houber patrocinio empresarial non hai nada de que se preocupar; o diñeiro non é máis ca un dos múltiples factores que poden afectar o éxito dun proxecto. Tamén hai cuestións como que linguaxe empregar, que licenza, que proceso de desenvolvemento, que tipo de estrutura <text:s/>vai ser implementada, como publicitar a creación do proxecto de maneira eficaz, e moitas máis. O próximo capítulo explica como iniciar un proxecto con bo pé.</text:span></text:p>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date>2010-10-29T17:12:05</dc:date>
    <dc:creator>Andrés Maneiro</dc:creator>
    <meta:editing-duration>PT00H32M55S</meta:editing-duration>
    <meta:editing-cycles>9</meta:editing-cycles>
    <meta:document-statistic meta:table-count="0" meta:image-count="0" meta:object-count="0" meta:page-count="11" meta:paragraph-count="58" meta:word-count="6375" meta:character-count="41124"/>
  </office:meta>
</office:document-meta>
</file>